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000000320167F6FDA8CB6E6B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strangelo Nisibin Outline" svg:font-family="'Estrangelo Nisibin Outlin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opacity="100%" draw:opacity-name="" draw:textarea-horizontal-align="center" draw:textarea-vertical-align="middle" draw:shadow="hidden" draw:shadow-color="#ffffff" draw:color-mode="standard" draw:luminance="0%" draw:contrast="10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3cm" fo:min-width="1.365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style:text-properties fo:font-weight="normal"/>
    </style:style>
    <style:style style:name="P3" style:family="paragraph">
      <loext:graphic-properties draw:fill="none" draw:fill-color="#ffffff"/>
      <style:text-properties style:font-name="Estrangelo Nisibin Outline" fo:font-size="14pt" fo:font-weight="normal"/>
    </style:style>
    <style:style style:name="T1" style:family="text">
      <style:text-properties style:font-name="Estrangelo Nisibin Outline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.101cm" svg:height="2.101cm" draw:transform="skewX (0.000872664625997165)">
          <draw:image xlink:href="Pictures/100000000000032000000320167F6FDA8CB6E6B3.jpg" xlink:type="simple" xlink:show="embed" xlink:actuate="onLoad" loext:mime-type="image/jpeg">
            <text:p/>
          </draw:image>
        </draw:frame>
        <draw:frame draw:style-name="gr2" draw:text-style-name="P3" draw:layer="layout" svg:width="1.865cm" svg:height="0.793cm" svg:x="0.1cm" svg:y="1.8cm">
          <draw:text-box>
            <text:p text:style-name="P2"><text:span text:style-name="T1">PICA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strangelo Nisibin Outline" svg:font-family="'Estrangelo Nisibin Outlin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.1cm" fo:page-height="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6T15:24:46.398481640</meta:creation-date>
    <dc:date>2019-04-28T13:19:30.938844380</dc:date>
    <meta:editing-duration>PT12M23S</meta:editing-duration>
    <meta:editing-cycles>4</meta:editing-cycles>
    <meta:generator>LibreOffice/6.1.5.2$Linux_X86_64 LibreOffice_project/10$Build-2</meta:generator>
    <meta:document-statistic meta:object-count="2"/>
  </office:meta>
</office:document-meta>
</file>